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8" office:value-type="string" calcext:value-type="string">
            <text:p>DATA</text:p>
          </table:table-cell>
          <table:table-cell table:style-name="ce21" office:value-type="string" calcext:value-type="string">
            <text:p>NF - SERV. PROD. </text:p>
          </table:table-cell>
          <table:table-cell table:style-name="ce24" office:value-type="string" calcext:value-type="string">
            <text:p>R$</text:p>
          </table:table-cell>
          <table:table-cell table:style-name="ce26"/>
          <table:table-cell table:style-name="ce28" office:value-type="string" calcext:value-type="string">
            <text:p>PAGO</text:p>
          </table:table-cell>
          <table:table-cell table:style-name="ce24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32" office:value-type="string" calcext:value-type="string">
            <text:p>SALDO DEVEDOR</text:p>
          </table:table-cell>
          <table:table-cell table:style-name="ce28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2" office:value-type="string" calcext:value-type="string">
            <text:p>Mens. 08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2" office:value-type="string" calcext:value-type="string">
            <text:p>Mens. 09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1-06" calcext:value-type="date">
            <text:p>06/11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2" office:value-type="string" calcext:value-type="string">
            <text:p>Mens. 10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2" office:value-type="string" calcext:value-type="string">
            <text:p>Mens. 11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2" office:value-type="string" calcext:value-type="string">
            <text:p>Mens. 12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8-04" calcext:value-type="date">
            <text:p>04/08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6" office:value-type="string" calcext:value-type="string">
            <text:p>PG 300,00 -04/08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2" office:value-type="string" calcext:value-type="string">
            <text:p>Mens. 0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13" office:value-type="string" calcext:value-type="string">
            <text:p>pg parcial</text:p>
          </table:table-cell>
          <table:table-cell table:style-name="ce25" office:value-type="float" office:value="50" calcext:value-type="float">
            <text:p>50,00</text:p>
          </table:table-cell>
          <table:table-cell table:style-name="ce19" office:value-type="date" office:date-value="2025-08-04" calcext:value-type="date">
            <text:p>04/08/2025</text:p>
          </table:table-cell>
          <table:table-cell table:style-name="ce33" table:formula="of:=[.C7]-[.F7]" office:value-type="float" office:value="210" calcext:value-type="float">
            <text:p>21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2" office:value-type="string" calcext:value-type="string">
            <text:p>Mens. 0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8]-[.F8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2" office:value-type="string" calcext:value-type="string">
            <text:p>Mens. 03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9]-[.F9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2" office:value-type="string" calcext:value-type="string">
            <text:p>Mens. 04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0]-[.F10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2" office:value-type="string" calcext:value-type="string">
            <text:p>Mens. 05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1]-[.F11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2" office:value-type="string" calcext:value-type="string">
            <text:p>Mens. 06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2]-[.F12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2" office:value-type="string" calcext:value-type="string">
            <text:p>Mens. 07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3]-[.F13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2" office:value-type="string" calcext:value-type="string">
            <text:p>Mens. 08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4]-[.F14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20" table:number-columns-repeated="6"/>
          <table:table-cell table:style-name="ce31" office:value-type="string" calcext:value-type="string">
            <text:p>TOTAL</text:p>
          </table:table-cell>
          <table:table-cell table:style-name="ce24" table:formula="of:=SUM([.H2:.H14])" office:value-type="float" office:value="2030" calcext:value-type="float">
            <text:p>2.030,00</text:p>
          </table:table-cell>
          <table:table-cell table:style-name="ce28"/>
          <table:table-cell table:style-name="ce20" table:number-columns-repeated="55"/>
        </table:table-row>
        <table:table-row table:style-name="ro2">
          <table:table-cell table:style-name="ce20" table:number-columns-repeated="64"/>
        </table:table-row>
        <table:table-row table:style-name="ro2" table:number-rows-repeated="2">
          <table:table-cell table:style-name="ce20"/>
          <table:table-cell table:style-name="ce23"/>
          <table:table-cell table:style-name="ce20" table:number-columns-repeated="62"/>
        </table:table-row>
        <table:table-row table:style-name="ro2" table:number-rows-repeated="31970">
          <table:table-cell table:style-name="ce20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1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4">
      <number:text>- DM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6">
      <number:text>- 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0"/>
      <number:text>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date-style style:name="N16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24:17.257536016">00:00:00</text:time></text:span><text:span text:style-name="MT2"><text:s/></text:span></text:p>
        </style:region-center>
        <style:region-right>
          <text:p><text:span text:style-name="MT4">Carlos Gustavo Marcicano Antunes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rlos Gustavo Marcicano Antune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24:17.2595311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9-01T14:26:14.856156675</dc:date>
    <meta:print-date>2020-01-03T16:58:42.604000000</meta:print-date>
    <dc:language>pt-PT</dc:language>
    <meta:editing-cycles>630</meta:editing-cycles>
    <meta:editing-duration>P2DT4M</meta:editing-duration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